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tyle="normal" officeooo:rsid="03ada89d" officeooo:paragraph-rsid="03ada89d" style:font-style-asian="normal" style:font-style-complex="normal"/>
    </style:style>
    <style:style style:name="P4" style:family="paragraph" style:parent-style-name="Text_20_body">
      <style:text-properties fo:font-style="normal" officeooo:rsid="03e1aa02" officeooo:paragraph-rsid="042307b2" style:font-style-asian="normal" style:font-style-complex="normal"/>
    </style:style>
    <style:style style:name="P5" style:family="paragraph" style:parent-style-name="Text_20_body">
      <style:text-properties fo:font-style="normal" officeooo:rsid="042307b2" officeooo:paragraph-rsid="042307b2" style:font-style-asian="normal" style:font-style-complex="normal"/>
    </style:style>
    <style:style style:name="P6" style:family="paragraph" style:parent-style-name="Text_20_body">
      <style:text-properties fo:font-style="normal" officeooo:rsid="03c4c078" officeooo:paragraph-rsid="043c63a9" style:font-style-asian="normal" style:font-style-complex="normal"/>
    </style:style>
    <style:style style:name="P7" style:family="paragraph" style:parent-style-name="Text_20_body">
      <style:text-properties officeooo:rsid="0411fb25" officeooo:paragraph-rsid="0411fb25"/>
    </style:style>
    <style:style style:name="P8" style:family="paragraph" style:parent-style-name="Text_20_body">
      <style:text-properties officeooo:rsid="03eabd9d" officeooo:paragraph-rsid="04181739"/>
    </style:style>
    <style:style style:name="P9" style:family="paragraph" style:parent-style-name="Text_20_body">
      <style:text-properties officeooo:rsid="03cd6312" officeooo:paragraph-rsid="03e2b749"/>
    </style:style>
    <style:style style:name="P10" style:family="paragraph" style:parent-style-name="Heading_20_2">
      <style:text-properties officeooo:rsid="03bd9aad" officeooo:paragraph-rsid="03e2b749"/>
    </style:style>
    <style:style style:name="P11" style:family="paragraph" style:parent-style-name="Heading_20_2">
      <style:text-properties officeooo:rsid="03bd9aad" officeooo:paragraph-rsid="043c63a9"/>
    </style:style>
    <style:style style:name="P12" style:family="paragraph" style:parent-style-name="Standard">
      <style:text-properties officeooo:rsid="03f1c668" officeooo:paragraph-rsid="03f1c668"/>
    </style:style>
    <style:style style:name="P13" style:family="paragraph" style:parent-style-name="Text_20_body">
      <style:paragraph-properties fo:text-align="end" style:justify-single-word="false" style:writing-mode="rl-tb"/>
      <style:text-properties officeooo:paragraph-rsid="042f394f"/>
    </style:style>
    <style:style style:name="P14" style:family="paragraph" style:parent-style-name="Heading_20_3">
      <style:paragraph-properties fo:text-align="end" style:justify-single-word="false" style:writing-mode="rl-tb"/>
      <style:text-properties fo:font-style="normal" officeooo:rsid="0411fb25" officeooo:paragraph-rsid="042f394f" style:font-style-asian="normal" style:font-style-complex="normal"/>
    </style:style>
    <style:style style:name="P15" style:family="paragraph" style:parent-style-name="Text_20_body" style:list-style-name="WWNum1">
      <style:paragraph-properties fo:text-align="end" style:justify-single-word="false" style:writing-mode="rl-tb"/>
      <style:text-properties officeooo:paragraph-rsid="042f394f"/>
    </style:style>
    <style:style style:name="P16" style:family="paragraph" style:parent-style-name="Heading_20_1">
      <style:text-properties officeooo:rsid="03ada89d" officeooo:paragraph-rsid="043bb141"/>
    </style:style>
    <style:style style:name="T1" style:family="text">
      <style:text-properties fo:font-style="italic" style:font-style-asian="italic" style:font-style-complex="italic"/>
    </style:style>
    <style:style style:name="T2" style:family="text">
      <style:text-properties fo:font-style="italic" officeooo:rsid="03cf7497" style:font-style-asian="italic" style:font-style-complex="italic"/>
    </style:style>
    <style:style style:name="T3" style:family="text">
      <style:text-properties officeooo:rsid="03cdcb80"/>
    </style:style>
    <style:style style:name="T4" style:family="text">
      <style:text-properties officeooo:rsid="03ceb7a0"/>
    </style:style>
    <style:style style:name="T5" style:family="text">
      <style:text-properties officeooo:rsid="03d0d300"/>
    </style:style>
    <style:style style:name="T6" style:family="text">
      <style:text-properties officeooo:rsid="03d6b688"/>
    </style:style>
    <style:style style:name="T7" style:family="text">
      <style:text-properties officeooo:rsid="03e77197"/>
    </style:style>
    <style:style style:name="T8" style:family="text">
      <style:text-properties officeooo:rsid="03f692fd"/>
    </style:style>
    <style:style style:name="T9" style:family="text">
      <style:text-properties officeooo:rsid="040f0821"/>
    </style:style>
    <style:style style:name="T10" style:family="text">
      <style:text-properties officeooo:rsid="040f854d"/>
    </style:style>
    <style:style style:name="T11" style:family="text">
      <style:text-properties officeooo:rsid="041045fb"/>
    </style:style>
    <style:style style:name="T12" style:family="text">
      <style:text-properties officeooo:rsid="0415a22a"/>
    </style:style>
    <style:style style:name="T13" style:family="text">
      <style:text-properties officeooo:rsid="0416131a"/>
    </style:style>
    <style:style style:name="T14" style:family="text">
      <style:text-properties officeooo:rsid="0417594d"/>
    </style:style>
    <style:style style:name="T15" style:family="text">
      <style:text-properties officeooo:rsid="041947b9"/>
    </style:style>
    <style:style style:name="T16" style:family="text">
      <style:text-properties fo:font-weight="normal" style:font-weight-asian="normal" style:font-weight-complex="normal"/>
    </style:style>
    <style:style style:name="T17" style:family="text">
      <style:text-properties fo:font-weight="normal" officeooo:rsid="04314931" style:font-weight-asian="normal" style:font-weight-complex="normal"/>
    </style:style>
    <style:style style:name="T18" style:family="text">
      <style:text-properties officeooo:rsid="042f394f"/>
    </style:style>
    <style:style style:name="T19" style:family="text">
      <style:text-properties officeooo:rsid="04354e81"/>
    </style:style>
    <style:style style:name="T20" style:family="text">
      <style:text-properties officeooo:rsid="0435d8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span text:style-name="T9">מטלה</text:span> <text:span text:style-name="T10">- שידוכים יציבים</text:span></text:h>
      <text:p text:style-name="P3">יש לענות על שאלה אחת<text:span text:style-name="T3"> לבחירתכם</text:span>.</text:p>
      <text:p text:style-name="Heading_20_2">שאלה 2. <text:s/><text:span text:style-name="T18">תיכנון מערכת ל</text:span>שיבוץ</text:p>
      <text:p text:style-name="P13">בעקבות תלונות על תהליך השיבוץ בין מתנדבות שירות-לאומי לבין מקומות-שירות, קיבלתם מכתב מרשות השירות הלאומי המבקש מכם לתכנן מערכת שיבוץ חדשה. המערכת אמורה לקבל קלט מהמתנדבות וממקומות-השירות, ולהחזיר כפלט את השיבוץ. הדרישות מהמערכת:</text:p>
      <text:list xml:id="list3199791052" text:style-name="WWNum1">
        <text:list-item>
          <text:p text:style-name="P15">המערכת יכולה לשבץ כמה מתנדבות לכל מקום-שירות, בהתאם למספר התקנים במקום-השירות (מספר התקנים הוא בין 1 ל-100).</text:p>
        </text:list-item>
        <text:list-item>
          <text:p text:style-name="P15">הפלט אמור להתקבל במהירות - דקות ספורות לאחר שכל המתנדבות ומקומות-השירות סיימו להקליד את הקלט.</text:p>
        </text:list-item>
        <text:list-item>
          <text:p text:style-name="P15">לאחר שהתקבל שיבוץ - אף מתנדבת לא יכולה לשפר את מצבה על-ידי פניה טלפונית למקום-שירות שהיא מעדיפה על-פני זה ששובצה אליו, כי אף מקום-שירות כזה לא ירצה אותה. ולהיפך: אף מקום-שירות לא יכול לשפר את מצבו על-ידי פניה טלפונית למתנדבת שהוא מעדיף על-פני אלה ששובצו אליו, כי אף מתנדבת כזאת לא תרצה אותו.</text:p>
        </text:list-item>
        <text:list-item>
          <text:p text:style-name="P15">בשלב הקלט, אף מתנדבת לא יכולה לשפר את מצבה על-ידי הכנסת קלט לא אמיתי.</text:p>
        </text:list-item>
      </text:list>
      <text:p text:style-name="P13">תארו את המערכת בפירוט. יש להסביר את המערכת בעברית באופן שראש הרשות לשירות לאומי יוכל להבין. אין להשתמש בביטויים כמו "כפי שלמדנו בכיתה" כיוון שראש הרשות לא היה בכיתה...</text:p>
      <text:p text:style-name="P13"><text:span text:style-name="T16">א</text:span>. מהו הקלט למערכת? מה הם מסכי-הקלט הדרושים, מי צריך להשתמש בכל מסך ומה בדיוק להקליד שם? תנו דוגמה לכל מסך.</text:p>
      <text:p text:style-name="P13"><text:span text:style-name="T16">ב</text:span>. לאחר שכל המשתתפים סיימו להקליד את הקלט, איך בדיוק מתבצע האלגוריתם? הדגימו את פעולת האלגוריתם והפלט שלו על הקלט של סעיף א.</text:p>
      <text:p text:style-name="P13"><text:span text:style-name="T17">ג</text:span>. הוכיחו שהאלגוריתם מקיים את תכונה 2 ע"י חישוב סיבוכיות זמן הריצה שלו.</text:p>
      <text:p text:style-name="P13"/>
      <text:p text:style-name="P14"/>
      <text:p text:style-name="P10">שאלה <text:span text:style-name="T19">5</text:span>: <text:span text:style-name="T7">אלגוריתם קבלה-על-תנאי</text:span></text:p>
      <text:p text:style-name="P8">א. <text:span text:style-name="T13">הראו דוגמה עם 3 סטודנטים ו-3 מחלקות שבו אלגוריתם קבלה על-תנאי מחזיר תמיד את אותו שידוך, בין אם הסטודנטים מציעים או המחלקות מציעות. תארו את ריצת האלגוריתם בכל אחד מהמצבים.</text:span></text:p>
      <text:p text:style-name="P9"><text:span text:style-name="T15">ב. </text:span>הוכיחו <text:span text:style-name="T4">ש</text:span>אלגוריתם קבלה על-תנאי <text:span text:style-name="T5">כשהמחלקות מציעות</text:span>, מחזיר את השידוך<text:span text:style-name="T6"> היציב</text:span> <text:span text:style-name="T1">הכי גרוע עבור </text:span><text:span text:style-name="T2">הסטודנטים </text:span>מכל השידוכים היציבים<text:span text:style-name="T6"> (רמז: הוכיחו שכל שידוך יציב שהוא הכי טוב עבור המחלקות, הוא הכי גרוע עבור הסטודנטים).</text:span></text:p>
      <text:p text:style-name="P12"><text:soft-page-break/>ג. באלגוריתם "קבלה על תנאי", כל מחלקה מדרגת את הסטודנטים בלי לראות מה הסטודנטים דירגו. נניח עכשיו שאנחנו מאפשרים למחלקות לראות את הדירוג של הסטודנטים לפני שהן מפרסמות את הדירוג שלהן. האם האלגוריתם עדיין אמיתי?</text:p>
      <text:p text:style-name="P11">שאלה <text:span text:style-name="T20">6</text:span>: <text:span text:style-name="T8">שידוך יציב לפי גובה</text:span></text:p>
      <text:p text:style-name="P6">בליגת כדורסל מסויימת, לכל שחקן יש העדפות שונות על הקבוצות, אבל לכל הקבוצות יש אותן העדפות על השחקנים - כל הקבוצות מדרגות את השחקנים מהגבוה לנמוך. כיתבו אלגוריתם לשידוך יציב בין קבוצות לשחקנים, שהוא פשוט יותר מאלגוריתם קבלה על-תנאי, אך עדיין אמיתי.<text:span text:style-name="T11"> הוכיחו שהוא אמיתי.</text:span></text:p>
      <text:p text:style-name="P7">בניגוד למטלות הקודמות, הפעם אתם תגדירו את מבני-הנתונים הדרושים, <text:span text:style-name="T14">פורמט </text:span>הקלט <text:span text:style-name="T14">ו</text:span>הפלט.</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31T05:39:59.341257589</dc:date>
    <meta:editing-duration>P11DT2H41M11S</meta:editing-duration>
    <meta:editing-cycles>977</meta:editing-cycles>
    <dc:creator>Erel Segal-Halevi</dc:creator>
    <meta:document-statistic meta:table-count="0" meta:image-count="0" meta:object-count="0" meta:page-count="2" meta:paragraph-count="21" meta:word-count="410" meta:character-count="2354" meta:non-whitespace-character-count="1968"/>
  </office:meta>
</office:document-meta>
</file>